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lgebraic Material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ncoding materials and their properties as data structures and transformations</text:p>
            <text:p>By Sven Nil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dges (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 every point there only one E-number</text:p>
              </text:list-item>
              <text:list-item>
                <text:p>0E means point is either free particle or empty</text:p>
              </text:list-item>
              <text:list-item>
                <text:p>Every E has an unique orientation</text:p>
              </text:list-item>
              <text:list-item>
                <text:p>E can change orientation but not occupy the same orientation as other E's</text:p>
              </text:list-item>
              <text:list-item>
                <text:p>An empty space has 0E everyw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 Block: Finite 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 finite line has two ends</text:p>
                <text:list>
                  <text:list-item>
                    <text:p>Each end has 1E</text:p>
                  </text:list-item>
                  <text:list-item>
                    <text:p>Elsewhere at the line has 2E</text:p>
                  </text:list-item>
                </text:list>
              </text:list-item>
              <text:list-item>
                <text:p>All materials created from finite lines are finite</text:p>
              </text:list-item>
              <text:list-item>
                <text:p>Create a circle by gluing one end to the other</text:p>
                <text:list>
                  <text:list-item>
                    <text:p>1E + 1E = 2E</text:p>
                  </text:list-item>
                  <text:list-item>
                    <text:p>Edges must have different orientation under gluing</text:p>
                  </text:list-item>
                  <text:list-item>
                    <text:p>A circle has 2E everyw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About Finite Li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can not cut &lt;2E</text:p>
              </text:list-item>
              <text:list-item>
                <text:p>We can not construct infinite number of lines from a finite line by cutting because that would require the line to have infinite 2E's which would not make it fin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4T01:14:53.254558000</meta:creation-date>
    <dc:date>2014-03-04T02:38:58.469849000</dc:date>
    <meta:editing-duration>PT1H20M45S</meta:editing-duration>
    <meta:editing-cycles>3</meta:editing-cycles>
    <meta:generator>LibreOffice/4.1.4.2$MacOSX_x86 LibreOffice_project/0a0440ccc0227ad9829de5f46be37cfb6edcf72</meta:generator>
    <meta:document-statistic meta:object-count="37"/>
  </office:meta>
</office:document-meta>
</file>